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5" svg:font-family="Arial"/>
    <style:font-face style:name="OpenSymbol1"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break-before="page"/>
    </style:style>
    <style:style style:name="P4" style:family="paragraph">
      <style:text-properties fo:language="en" fo:country="US"/>
    </style:style>
    <style:style style:name="P5" style:family="paragraph" style:parent-style-name="Text_20_body_2c__20_no_20_space_20_after" style:list-style-name="Bullets_20_-_20_diamonds"/>
    <style:style style:name="P6" style:family="paragraph" style:parent-style-name="Text_20_body" style:list-style-name="Bullets_20_-_20_diamonds"/>
    <style:style style:name="P7" style:family="paragraph" style:parent-style-name="Text_20_body" style:list-style-name="Hierarchical_20_-_20_1_2c__20_a_2c__20_i_2c__20_etc."/>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2"/>
    </style:style>
    <style:style style:name="T5" style:family="text">
      <style:text-properties style:font-name="Arial2"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T16" style:family="text">
      <style:text-properties fo:font-weight="bold"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fo:margin-left="0mm" fo:margin-right="0mm" fo:margin-top="0mm" fo:margin-bottom="0mm" style:run-through="foreground" style:wrap="none" style:vertical-pos="top" style:vertical-rel="paragraph" style:horizontal-pos="center" style:horizontal-rel="paragraph" fo:padding="0mm" fo:border="none" style:shadow="none"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style:style style:name="fr10"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Created: <text:s/>18 Feb 2012, last changed 18 May 2025</text:p>
      <text:p text:style-name="xx_20__28_needs_20_attention_29_"><text:span text:style-name="T16">Major revision of software planned</text:span>: <text:s/>I wish to add the ability to specify uncertainty in any of the measured values; this will cause the printout to show the propagated uncertainty in the length measurement. <text:s/>This should then be used in an example of calibrating a Simplot bucket for 30 lb of strawberries (a 15 L container), which had (in mm) d = 247.5 ± 1, D = 270(2), L = 285(1), and offset = 7 ± 0.25. <text:s/>I marked a 25 mm line on the inside of the bucket to guide the D measurement and used 12 inch Starrett model 39 calipers and a Starrett metric tape measure. <text:s/>The top of the bucket was noticeably elliptical. <text:s/>The bottom was too, but you only notice it by getting the calipers close but undersize, then comparing the diameter at about 6 points around the circumference, gauging the variability by the caliper rattle. <text:s/>In fact, fussy measurements at 6 or 8 points of d and D can be made with rattle measurements and you can estimate the bucket's shape. <text:s/>This would be time-consuming and too much effort for most tasks, yet it would help validate the uncertainty estimates.</text:p>
      <text:p text:style-name="xx_20__28_needs_20_attention_29_">This would add another section to this document about the practical nature of calibrating volumes and using the information. <text:s/>In my case, I need to calibrate the output of a water flow meter that measures flow and volume delivered from a garden hose; the use case is to avoid overfilling the water tank of our RV. <text:s/>RV owners are warned of this situation and an overfilled tank can cause damage and expensive repairs.</text:p>
      <text:p text:style-name="Text_20_body"/>
      <text:p text:style-name="Text_20_body">I have a 5 gallon paint bucket that I'd like to calibrate with marks on the bucket's side to indicate the volume contained in the bucket. <text:s/>I'd like to be able to mark the bucket with different units, such as gallons, liters, and cubic feet. <text:s/>A formula can be derived to do this. <text:s/>We'll give a couple of examples. <text:s/>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1" draw:name="Frame5" text:anchor-type="paragraph" svg:x="18.45mm" svg:y="0.04mm" svg:width="140.93mm" draw:z-index="19"><draw:text-box fo:min-height="37.39mm"><text:p text:style-name="Figure"><draw:frame draw:style-name="fr4" draw:name="Object53" text:anchor-type="paragraph" svg:width="140.93mm" svg:height="37.39mm" style:rel-height="scale" draw:z-index="20"><draw:object xlink:href="./Object 53" xlink:type="simple" xlink:show="embed" xlink:actuate="onLoad"/><draw:image xlink:href="./ObjectReplacements/Object 53" xlink:type="simple" xlink:show="embed" xlink:actuate="onLoad"/></draw:frame>Figure <text:sequence text:ref-name="refFigure0" text:name="Figure" text:formula="ooow:Figure+1" style:num-format="1">1</text:sequence></text:p></draw:text-box></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ext:sequence-ref text:reference-format="text" text:ref-name="refFigure0">Figure 1</text:sequence-ref> all meet at a point. <text:s/>In addition, we'll make the following assumptions:</text:p>
      <text:list xml:id="list4603006856682204033" text:style-name="Bullets_20_-_20_diamonds">
        <text:list-item>
          <text:p text:style-name="P5">The top and bottom plane figures of the bucket are geometrically similar (they can be polygonal or a non-intersecting curve).</text:p>
        </text:list-item>
        <text:list-item>
          <text:p text:style-name="P5">The vertical axis is perpendicular to the top and bottom planes and is parallel to the gravitational acceleration vector.</text:p>
        </text:list-item>
        <text:list-item>
          <text:p text:style-name="P6">The top area is equal to or larger than the bottom area.</text:p>
        </text:list-item>
      </text:list>
      <text:h text:style-name="Heading_20_1" text:outline-level="1"><text:bookmark-start text:name="__RefHeading__95865_1768474089"/><text:soft-page-break/>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inside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6"><draw:text-box fo:min-height="88.56mm"><text:p text:style-name="Figure"><draw:frame draw:style-name="fr5" draw:name="Object12" text:anchor-type="paragraph" svg:x="1.87mm" svg:y="2.13mm" svg:width="120.67mm" style:rel-width="100%" svg:height="88.53mm" style:rel-height="scale" draw:z-index="18"><draw:object xlink:href="./Object 12" xlink:type="simple" xlink:show="embed" xlink:actuate="onLoad"/><draw:image xlink:href="./ObjectReplacements/Object 12" xlink:type="simple" xlink:show="embed" xlink:actuate="onLoad"/></draw:frame>Figure <text:sequence text:ref-name="refFigure1" text:name="Figure" text:formula="ooow:Figure+1" style:num-format="1">2</text:sequence></text:p></draw:text-box></draw:frame>The dashed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1"><draw:object xlink:href="./Object 82" xlink:type="simple" xlink:show="embed" xlink:actuate="onLoad"/><draw:image xlink:href="./ObjectReplacements/Object 82" xlink:type="simple" xlink:show="embed" xlink:actuate="onLoad"/></draw:frame> = 0.47</text:p>
      <text:p text:style-name="Text_20_body">We can use equation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2"><draw:object xlink:href="./Object 19" xlink:type="simple" xlink:show="embed" xlink:actuate="onLoad"/><draw:image xlink:href="./ObjectReplacements/Object 19" xlink:type="simple" xlink:show="embed" xlink:actuate="onLoad"/></draw:frame> </text:p>
      <text:p text:style-name="Equation"><text:soft-page-break/><draw:frame draw:style-name="fr7" draw:name="Object20" text:anchor-type="as-char" svg:y="-4.67mm" svg:width="78.42mm" svg:height="7.57mm" draw:z-index="23"><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87mm" svg:height="18.71mm" draw:z-index="24"><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5.82mm" svg:height="9.26mm" draw:z-index="25"><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6"><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draw:frame draw:style-name="fr6" draw:name="Object27" text:anchor-type="as-char" svg:width="139.14mm" svg:height="12.51mm" draw:z-index="27"><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8"><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one to a few percent accurate (getting 1% accuracy requires car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This Nalgene graduated cylinder came from a friend who had some scrapped laboratory equipment. <text:s/>It is made from clear plastic, is 420 mm tall excluding the base, and has an inside diameter at the top of 58.5 mm. <text:s/>The inside diameter is tapered, as I could feel it with 8 inch Fay calipers. <text:s/>The calibration marks are molded into the side of the cylinder and are every 10 ml. <text:s/>I'd estimate the readability to be 3 ml, which would be 0.3%. <text:s/>Because of this and the care I took checking with two buckets, I'd estimate my measurement uncertainty levels to be on the order of 0.5%.</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text:soft-page-break/>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9"><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30"><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1"><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2"><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3"><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equation <text:sequence-ref text:reference-format="text" text:ref-name="refText0">(1)</text:sequence-ref>, we get the volume for the whole bucket as <draw:frame draw:style-name="fr7" draw:name="Object46" text:anchor-type="as-char" svg:y="-4.22mm" svg:width="18.89mm" svg:height="4.85mm" draw:z-index="34"><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draw:frame draw:style-name="fr6" draw:name="Object48" text:anchor-type="as-char" svg:width="67.45mm" svg:height="15.28mm" draw:z-index="35"><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6"><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4"><draw:image xlink:href="Pictures/20000007000018CF000018CF1BAE2D9E.svm" xlink:type="simple" xlink:show="embed" xlink:actuate="onLoad"/></draw:frame><text:soft-page-break/>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5"><draw:image xlink:href="Pictures/200000070000242D00001B30E723C614.svm" xlink:type="simple" xlink:show="embed" xlink:actuate="onLoad"/></draw:frame>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text:soft-page-break/>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ext:soft-page-break/>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2" text:outline-level="2">May 2025 update</text:h>
      <text:p text:style-name="Text_20_body">This version includes the ability to include uncertainties in the measured values and python's uncertainties library propagates the uncertainty into the measured calibration lengths. <text:s/>This is a useful feature because it gives you a feel for the rough accuracy of the bucket's calibration marks.</text:p>
      <text:p text:style-name="Text_20_body">The <text:span text:style-name="Code">bucket.simplot</text:span> file gives an example of measurements with uncertainty:</text:p>
      <text:p># Test datafile for the bucket.py script.</text:p>
      <text:p>shape = "round"</text:p>
      <text:p>title = "Simplot 30 lb bucket for strawberries"</text:p>
      <text:p>input_units = "mm"</text:p>
      <text:p>D = 270(2)</text:p>
      <text:p>d = 247.5 ± 1</text:p>
      <text:p>offset = 7 ± 1</text:p>
      <text:p>h = 285(1)</text:p>
      <text:p>digits = 4</text:p>
      <text:p>output_volume_units = "l"</text:p>
      <text:p>output_length_units = "mm"</text:p>
      <text:p text:style-name="Code_20_end">volume_steps = 1</text:p>
      <text:p text:style-name="Text_20_body">The script produces the output</text:p>
      <text:p text:style-name="Code">Simplot 30 lb bucket for strawberries</text:p>
      <text:p text:style-name="Code"/>
      <text:p text:style-name="Code">Bucket volume calibration (Sun May 18 16:25:58 2025)</text:p>
      <text:p text:style-name="Code"><text:s text:c="4"/>Datafile = bucket.simplot</text:p>
      <text:p text:style-name="Code"><text:s text:c="4"/>Default units = mm</text:p>
      <text:p text:style-name="Code"><text:s text:c="4"/>Bucket shape = round</text:p>
      <text:p text:style-name="Code"><text:s text:c="4"/>D = 270±2 mm</text:p>
      <text:p text:style-name="Code"><text:s text:c="4"/>d = 248±1 mm</text:p>
      <text:p text:style-name="Code"><text:s text:c="4"/>h = 285±1 mm</text:p>
      <text:p text:style-name="Code"><text:s text:c="4"/>offset = 7±1 mm</text:p>
      <text:p text:style-name="Code"><text:s text:c="4"/>digits = 4</text:p>
      <text:p text:style-name="Code"><text:s text:c="4"/>Volume:</text:p>
      <text:p text:style-name="Code"><text:s text:c="8"/>15.0±0.1 liters</text:p>
      <text:p text:style-name="Code"><text:s text:c="8"/>3.96±0.04 gallons</text:p>
      <text:p text:style-name="Code"><text:s text:c="8"/>0.530±0.005 ft³</text:p>
      <text:p text:style-name="Code"><text:s text:c="8"/>915±9 in³</text:p>
      <text:p text:style-name="Code"/>
      <text:p text:style-name="Code">Calibration table (volume in l, length in mm)</text:p>
      <text:p text:style-name="Code"><text:s text:c="7"/>Volume <text:s text:c="13"/>Length</text:p>
      <text:p text:style-name="Code"><text:s text:c="2"/>--------------- <text:s text:c="4"/>---------------</text:p>
      <text:p text:style-name="Code"><text:s text:c="9"/>1 <text:s text:c="17"/>28±1</text:p>
      <text:p text:style-name="Code"><text:s text:c="9"/>2 <text:s text:c="17"/>48±1</text:p>
      <text:p text:style-name="Code"><text:s text:c="9"/>3 <text:s text:c="17"/>68±1</text:p>
      <text:p text:style-name="Code"><text:soft-page-break/><text:s text:c="9"/>4 <text:s text:c="17"/>88±1</text:p>
      <text:p text:style-name="Code"><text:s text:c="9"/>5 <text:s text:c="16"/>108±1</text:p>
      <text:p text:style-name="Code"><text:s text:c="9"/>6 <text:s text:c="16"/>127±1</text:p>
      <text:p text:style-name="Code"><text:s text:c="9"/>7 <text:s text:c="16"/>146±1</text:p>
      <text:p text:style-name="Code"><text:s text:c="9"/>8 <text:s text:c="16"/>165±1</text:p>
      <text:p text:style-name="Code"><text:s text:c="9"/>9 <text:s text:c="16"/>184±2</text:p>
      <text:p text:style-name="Code"><text:s text:c="9"/>10 <text:s text:c="15"/>203±2</text:p>
      <text:p text:style-name="Code"><text:s text:c="9"/>11 <text:s text:c="15"/>221±2</text:p>
      <text:p text:style-name="Code"><text:s text:c="9"/>12 <text:s text:c="15"/>239±2</text:p>
      <text:p text:style-name="Code"><text:s text:c="9"/>13 <text:s text:c="15"/>257±2</text:p>
      <text:p text:style-name="Code_20_end"><text:s text:c="9"/>14 <text:s text:c="15"/>275±2</text:p>
      <text:p text:style-name="Text_20_body">The uncertainties in the measured values were my type B estimates of how close I was able to measure things. <text:s/>For the diameters, this number includes an estimate of the out-of-roundness of the bucket (plastic buckets are always out of round).</text:p>
      <text:p text:style-name="Text_20_body">The python uncertainties library uses standard linear uncertainty propagation and assumes no correlation between the measured values (i.e., they are statistically independent). <text:s/>This is probably a pretty good assumption for most buckets unless you know that the typical roughly elliptical shapes e.g. have their major diameters in the same plane.</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7"><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8"><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9"><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40"><draw:object xlink:href="./Object 2" xlink:type="simple" xlink:show="embed" xlink:actuate="onLoad"/><draw:image xlink:href="./ObjectReplacements/Object 2" xlink:type="simple" xlink:show="embed" xlink:actuate="onLoad"/></draw:frame> (the top of the bucket) are <text:span text:style-name="T3"><draw:frame draw:style-name="fr7" draw:name="Object24" text:anchor-type="as-char" svg:y="-3.6mm" svg:width="7.92mm" svg:height="4.32mm" draw:z-index="41"><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2"><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3"><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4"><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4"><draw:text-box fo:min-height="68.97mm"><text:p text:style-name="Figure"><draw:frame draw:style-name="fr8" draw:name="Object17" text:anchor-type="paragraph" svg:x="0.04mm" svg:y="0.02mm" svg:width="140.92mm" style:rel-width="100%" svg:height="68.92mm" style:rel-height="scale" draw:z-index="15"><draw:object xlink:href="./Object 17" xlink:type="simple" xlink:show="embed" xlink:actuate="onLoad"/><draw:image xlink:href="./ObjectReplacements/Object 17" xlink:type="simple" xlink:show="embed" xlink:actuate="onLoad"/></draw:frame>Figure <text:sequence text:ref-name="refFigure2" text:name="Figure" text:formula="ooow:Figure+1" style:num-format="1">3</text:sequence></text:p></draw:text-box></draw:frame><text:soft-page-break/>where the dimension <draw:frame draw:style-name="fr7" draw:name="Object28" text:anchor-type="as-char" svg:y="-3.55mm" svg:width="2.52mm" svg:height="4.36mm" draw:z-index="51"><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52"><draw:object xlink:href="./Object 29" xlink:type="simple" xlink:show="embed" xlink:actuate="onLoad"/><draw:image xlink:href="./ObjectReplacements/Object 29" xlink:type="simple" xlink:show="embed" xlink:actuate="onLoad"/></draw:frame>; we'll set <draw:frame draw:style-name="fr7" draw:name="Object15" text:anchor-type="as-char" svg:y="-3.39mm" svg:width="21.47mm" svg:height="4.46mm" draw:z-index="53"><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54"><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6"><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The cross-sectional</text:span><text:span text:style-name="Important_20_-_20_blue"><text:note text:id="ftn2" text:note-class="footnote"><text:note-citation>2</text:note-citation><text:note-body><text:p text:style-name="Footnote">The plane of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7"><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8"><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59"><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2"><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2"><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3"><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3"><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4"><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3">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74"><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5"><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6"><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1">Figure 2</text:sequence-ref> <text:sequence-ref text:reference-format="direction" text:ref-name="refFigure1">above</text:sequence-ref>) from from the plane surface that the bucket sits on. <text:s/>Thus, the vertical mark will be at a vertical height of <draw:frame draw:style-name="fr7" draw:name="Object32" text:anchor-type="as-char" svg:y="-3.56mm" svg:width="9.81mm" svg:height="4.34mm" draw:z-index="9"><draw:object xlink:href="./Object 32" xlink:type="simple" xlink:show="embed" xlink:actuate="onLoad"/><draw:image xlink:href="./ObjectReplacements/Object 32" xlink:type="simple" xlink:show="embed" xlink:actuate="onLoad"/></draw:frame>. <text:s/></text:p>
      <text:p text:style-name="Text_20_body">Plastic buckets are tapered so the bucket can be withdrawn from its mold. <text:s/>To allow us to measure along the side of the bucket, we need to increase <draw:frame draw:style-name="fr7" draw:name="Object33" text:anchor-type="as-char" svg:y="-3.55mm" svg:width="9.77mm" svg:height="4.32mm" draw:z-index="10"><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1"><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7"><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3"><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75"><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text:sequence-ref text:reference-format="text" text:ref-name="refFigure2">Figure 3</text:sequence-ref> shows <draw:frame draw:style-name="fr6" draw:name="Object55" text:anchor-type="as-char" svg:width="19.23mm" svg:height="9.28mm" draw:z-index="76"><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7"><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8"><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text:soft-page-break/>made with a polygonal cross section, the relevant value of <draw:frame draw:style-name="fr7" draw:name="Object65" text:anchor-type="as-char" svg:y="-3.7mm" svg:width="3.79mm" svg:height="4.92mm" draw:z-index="79"><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hat this cosine was gotten from similar triangles and the Pythagorean theorem. <text:s/>Here's a picture that shows how the required <draw:frame draw:style-name="fr7" draw:name="Object66" text:anchor-type="as-char" svg:y="-3.53mm" svg:width="3.79mm" svg:height="4.92mm" draw:z-index="80"><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8"><draw:text-box fo:min-height="59.94mm"><text:p text:style-name="Figure"><draw:frame draw:style-name="fr8" draw:name="Object54" text:anchor-type="paragraph" svg:x="0.04mm" svg:y="0.02mm" svg:width="140.92mm" style:rel-width="100%" svg:height="59.92mm" style:rel-height="scale" draw:z-index="12"><draw:object xlink:href="./Object 54" xlink:type="simple" xlink:show="embed" xlink:actuate="onLoad"/><draw:image xlink:href="./ObjectReplacements/Object 54" xlink:type="simple" xlink:show="embed" xlink:actuate="onLoad"/></draw:frame>Figure <text:sequence text:ref-name="refFigure3" text:name="Figure" text:formula="ooow:Figure+1" style:num-format="1">4</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81"><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82"><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7"><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equation <text:sequence-ref text:reference-format="text" text:ref-name="refText4">(5)</text:sequence-ref>.</text:p>
      <text:p text:style-name="Text_20_body">While <text:span text:style-name="T7">x</text:span> could be substituted into the expression for y and simplified a bit, it's useful to see the value for <text:span text:style-name="T7">x</text:span>, which is the fraction of the overall height of the bucket that represents the volume <text:span text:style-name="T7">v</text:span><text:span text:style-name="T13">x</text:span>. <text:s/>If you get a value for <text:span text:style-name="T7">x</text:span> such that <draw:frame draw:style-name="fr6" draw:name="Object87" text:anchor-type="as-char" svg:width="16.32mm" svg:height="4.32mm" draw:z-index="83"><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ext:sequence-ref text:reference-format="text" text:ref-name="refFigure4">Figure 5</text:sequence-ref>)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84"><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6"><draw:text-box fo:min-height="68.95mm"><text:p text:style-name="Figure"><draw:frame draw:style-name="fr5" draw:name="Object61" text:anchor-type="paragraph" svg:x="0.74mm" svg:y="-0.53mm" svg:width="140.93mm" style:rel-width="100%" svg:height="68.93mm" style:rel-height="scale" draw:z-index="7"><draw:object xlink:href="./Object 61" xlink:type="simple" xlink:show="embed" xlink:actuate="onLoad"/><draw:image xlink:href="./ObjectReplacements/Object 61" xlink:type="simple" xlink:show="embed" xlink:actuate="onLoad"/></draw:frame>Figure <text:sequence text:ref-name="refFigure4" text:name="Figure" text:formula="ooow:Figure+1" style:num-format="1">5</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6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6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7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7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72"><draw:object xlink:href="./Object 72" xlink:type="simple" xlink:show="embed" xlink:actuate="onLoad"/><draw:image xlink:href="./ObjectReplacements/Object 72" xlink:type="simple" xlink:show="embed" xlink:actuate="onLoad"/></draw:frame> = offset of bucket (see <text:sequence-ref text:reference-format="text" text:ref-name="refFigure1">Figure 2</text:sequence-ref> on page <text:sequence-ref text:reference-format="page" text:ref-name="refFigure1">2</text:sequence-ref>)</text:p>
      <text:p text:style-name="Where"><draw:frame draw:style-name="fr7" draw:name="Object72" text:anchor-type="as-char" svg:y="-3.47mm" svg:width="4.18mm" svg:height="4.94mm" draw:z-index="7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5"><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6"><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7"><draw:object xlink:href="./Object 74" xlink:type="simple" xlink:show="embed" xlink:actuate="onLoad"/><draw:image xlink:href="./ObjectReplacements/Object 74" xlink:type="simple" xlink:show="embed" xlink:actuate="onLoad"/></draw:frame> = volume of the colored frustum in <text:sequence-ref text:reference-format="text" text:ref-name="refFigure4">Figure 5</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1">Figure 2</text:sequence-ref>; modify the instructions appropriately if the cross-section of the frustum is not circular.</text:p>
      <text:list xml:id="list8262987915281966666" text:style-name="Hierarchical_20_-_20_1_2c__20_a_2c__20_i_2c__20_etc.">
        <text:list-item>
          <text:p text:style-name="P7">For the bucket, measure the dimensions <text:span text:style-name="T7">d</text:span>, <text:span text:style-name="T7">D</text:span>, <text:span text:style-name="T7">h</text:span>, and offset = <draw:frame draw:style-name="fr6" draw:name="Object81" text:anchor-type="as-char" svg:width="2.2mm" svg:height="4.32mm" draw:z-index="88"><draw:object xlink:href="./Object 81" xlink:type="simple" xlink:show="embed" xlink:actuate="onLoad"/><draw:image xlink:href="./ObjectReplacements/Object 81" xlink:type="simple" xlink:show="embed" xlink:actuate="onLoad"/></draw:frame> as shown in <text:sequence-ref text:reference-format="text" text:ref-name="refFigure1">Figure 2</text:sequence-ref>. <text:s/></text:p>
        </text:list-item>
        <text:list-item>
          <text:p text:style-name="P7">Calculate <draw:frame draw:style-name="fr6" draw:name="Object77" text:anchor-type="as-char" svg:width="16.99mm" svg:height="9.26mm" draw:z-index="89"><draw:object xlink:href="./Object 77" xlink:type="simple" xlink:show="embed" xlink:actuate="onLoad"/><draw:image xlink:href="./ObjectReplacements/Object 77" xlink:type="simple" xlink:show="embed" xlink:actuate="onLoad"/></draw:frame>.</text:p>
        </text:list-item>
        <text:list-item>
          <text:p text:style-name="P7">Calculate <draw:frame draw:style-name="fr6" draw:name="Object78" text:anchor-type="as-char" svg:width="16.79mm" svg:height="9.81mm" draw:z-index="90"><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7">Pick the volume <draw:frame draw:style-name="fr7" draw:name="Object79" text:anchor-type="as-char" svg:y="-3.65mm" svg:width="3.65mm" svg:height="4.92mm" draw:z-index="60"><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7">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61"><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45"><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6.87mm" svg:height="9.26mm" draw:z-index="46"><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47"><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48"><draw:object xlink:href="./Object 86" xlink:type="simple" xlink:show="embed" xlink:actuate="onLoad"/><draw:image xlink:href="./ObjectReplacements/Object 86" xlink:type="simple" xlink:show="embed" xlink:actuate="onLoad"/></draw:frame></text:p>
      <text:p text:style-name="Text_20_body">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using the python script to print out calibration tables, as you will save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10" draw:name="Object22" text:anchor-type="paragraph" svg:x="18.33mm" svg:y="-0.48mm" svg:width="140.92mm" svg:height="58.21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49"><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0"><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8mm" svg:height="5.03mm" draw:z-index="55"><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5" svg:font-family="Arial"/>
    <style:font-face style:name="OpenSymbol1" svg:font-family="OpenSymbol"/>
    <style:font-face style:name="Courier New" svg:font-family="'Courier New'" style:font-family-generic="modern"/>
    <style:font-face style:name="Arial1" svg:font-family="Arial" style:font-family-generic="swiss"/>
    <style:font-face style:name="Arial3" svg:font-family="Arial" style:font-adornments="Regular" style:font-family-generic="swiss"/>
    <style:font-face style:name="Courier New1" svg:font-family="'Courier New'" style:font-family-generic="modern" style:font-pitch="fixed"/>
    <style:font-face style:name="JetBrains Mono Medium" svg:font-family="'JetBrains Mono Medium'" style:font-adornments="Regular"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fo:background-color="transparent">
        <style:background-image/>
      </style:paragraph-properties>
      <style:text-properties fo:color="#000066" style:font-name="JetBrains Mono Medium" fo:font-size="10pt" fo:language="zxx" fo:country="none" fo:font-weight="normal"/>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text-properties style:font-name="JetBrains Mono Medium" fo:font-weight="normal"/>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0066"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0099"/>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3"/>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3"/>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3"/>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3"/>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3"/>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3"/>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3"/>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3"/>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3"/>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3"/>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3"/>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3"/>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27</meta:editing-cycles>
    <meta:editing-duration>P1DT8H3M7S</meta:editing-duration>
    <meta:generator>OpenOffice/4.1.6$Win32 OpenOffice.org_project/416m1$Build-9790</meta:generator>
    <dc:date>2025-05-18T16:33:22.73</dc:date>
    <meta:document-statistic meta:table-count="5" meta:image-count="2" meta:object-count="84" meta:page-count="13" meta:paragraph-count="269" meta:word-count="4221" meta:character-count="24328"/>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draw:stroke="dash" draw:stroke-dash="Fine_20_Dashed_20__28_var_29_" svg:stroke-width="0.075cm" svg:stroke-color="#000000" draw:marker-start-width="0.417cm" draw:marker-end-width="0.417cm" draw:textarea-horizontal-align="center" draw:textarea-vertical-align="middle" fo:padding-top="0.162cm" fo:padding-bottom="0.162cm" fo:padding-left="0.287cm" fo:padding-right="0.28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999cm"/>
    </style:style>
    <style:style style:name="gr4" style:family="graphic" style:parent-style-name="standard">
      <style:graphic-properties draw:stroke="none" svg:stroke-color="#000000" draw:fill="none" draw:fill-color="#ffffff" fo:min-height="0.563cm"/>
    </style:style>
    <style:style style:name="gr5" style:family="graphic" style:parent-style-name="standard">
      <style:graphic-properties draw:stroke="none" svg:stroke-color="#000000" draw:fill="none" draw:fill-color="#ffffff" fo:min-height="0.529cm"/>
    </style:style>
    <style:style style:name="gr6"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7" style:family="graphic" style:parent-style-name="objectwithoutfill">
      <style:graphic-properties svg:stroke-width="0.05cm" draw:marker-start-width="0.375cm" draw:marker-end-width="0.37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437cm" fo:min-width="0.218cm"/>
    </style:style>
    <style:style style:name="gr9" style:family="graphic" style:parent-style-name="standard">
      <style:graphic-properties draw:stroke="none" svg:stroke-color="#000000" draw:fill="none" draw:fill-color="#ffffff" draw:textarea-horizontal-align="left" draw:auto-grow-height="true" draw:auto-grow-width="true" fo:min-height="0.425cm" fo:min-width="0.828cm"/>
    </style:style>
    <style:style style:name="gr10" style:family="graphic" style:parent-style-name="standard">
      <style:graphic-properties draw:stroke="none" svg:stroke-color="#000000" draw:fill="none" draw:fill-color="#ffffff" draw:textarea-horizontal-align="left" draw:auto-grow-height="true" draw:auto-grow-width="true" fo:min-height="0.437cm" fo:min-width="3.516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StarSymbol" style:font-style-name="Regular" style:font-charset="x-symbol" fo:font-size="12pt" fo:font-style="normal" fo:text-shadow="none" style:text-underline-style="none" fo:font-weight="normal" style:letter-kerning="true" style:font-family-asian="StarSymbol" style:font-style-name-asian="Regular" style:font-charset-asian="x-symbol" style:font-size-asian="18pt" style:font-style-asian="normal" style:font-weight-asian="normal" style:font-family-complex="Star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9"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4cm" svg:height="2.432cm" svg:x="4.026cm" svg:y="3.95cm" svg:viewBox="0 0 3401 2433" draw:points="555,2433 0,0 3401,0 2856,2433">
          <text:p/>
        </draw:polygon>
        <draw:measure draw:style-name="gr1" draw:text-style-name="P2" draw:layer="measurelines" svg:x1="5.923cm" svg:y1="6.383cm" svg:x2="5.923cm" svg:y2="3.95cm">
          <text:p text:style-name="P1"><text:span text:style-name="T1">xh</text:span></text:p>
        </draw:measure>
        <draw:polygon draw:style-name="Bucket" xml:id="id5" draw:id="id5" draw:layer="layout" svg:width="4.099cm" svg:height="4.199cm" svg:x="3.681cm" svg:y="2.183cm" svg:viewBox="0 0 4100 4200" draw:points="901,4200 0,0 4100,0 3201,4200">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4" xml:id="id1"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5" xml:id="id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4" draw:text-style-name="P2" xml:id="id4"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6"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olygon draw:style-name="gr7" draw:text-style-name="P2" draw:layer="layout" svg:width="0.899cm" svg:height="4.179cm" svg:x="1.58cm" svg:y="2.22cm" svg:viewBox="0 0 900 4180" draw:points="0,0 0,4180 900,4180 900,4120 900,4180">
          <text:p/>
        </draw:polygon>
        <draw:frame draw:style-name="gr8" draw:layer="layout" svg:width="0.218cm" svg:height="0.437cm" svg:x="1.22cm" svg:y="4.34cm">
          <draw:text-box>
            <text:p>h</text:p>
          </draw:text-box>
        </draw:frame>
        <draw:frame draw:style-name="gr9" draw:layer="layout" svg:width="0.828cm" svg:height="0.425cm" svg:x="1.62cm" svg:y="6.441cm">
          <draw:text-box>
            <text:p text:style-name="P2"><text:span text:style-name="T8"></text:span><text:span text:style-name="T8">d/2</text:span></text:p>
          </draw:text-box>
        </draw:frame>
        <draw:frame draw:style-name="gr10" draw:layer="layout" svg:width="3.516cm" svg:height="0.437cm" draw:transform="rotate (-1.34146006308378) translate (2.103cm 2.511cm)">
          <draw:text-box>
            <text:p>Slope of bucket side</text:p>
          </draw:text-box>
        </draw:frame>
        <draw:frame draw:style-name="gr8" draw:layer="layout" svg:width="0.218cm" svg:height="0.437cm" svg:x="1.72cm" svg:y="4.041cm">
          <draw:text-box>
            <text:p><text:span text:style-name="T9">θ</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808080"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43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665cm" svg:height="4.478cm" svg:x="4.342cm" svg:y="2.485cm" svg:viewBox="0 0 4666 4479" draw:points="0,0 0,4479 4666,4479 3835,4479 3170,4174 2535,3849 1819,3409 1108,2792 489,1942 299,1410 134,942 0,412">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semantics>
    <mrow>
      <mo stretchy="false">σ</mo>
      <mrow>
        <mi/>
        <mo stretchy="false">=</mo>
        <mi/>
      </mrow>
      <mfrac>
        <mi>D</mi>
        <mi>d</mi>
      </mfrac>
      <mrow>
        <mi/>
        <mo stretchy="false">−</mo>
        <mn>1</mn>
      </mrow>
      <mrow>
        <mi/>
        <mo stretchy="false">=</mo>
        <mi/>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row>
            <mi/>
            <mo stretchy="false">−</mo>
            <mo stretchy="false">π</mo>
          </mrow>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o stretchy="false">=</mo>
        <mi/>
      </mrow>
      <mfrac>
        <mi>D</mi>
        <mi>d</mi>
      </mfrac>
      <mrow>
        <mi/>
        <mo stretchy="false">−</mo>
        <mn>1</mn>
      </mrow>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o stretchy="false">=</mo>
        <mi/>
      </mrow>
      <mfrac>
        <mn>11.34</mn>
        <mn>10.42</mn>
      </mfrac>
      <mrow>
        <mi/>
        <mo stretchy="false">−</mo>
        <mn>1</mn>
      </mrow>
      <mrow>
        <mi/>
        <mo stretchy="false">=</mo>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